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d3b37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 What is the peak-to-peak amplitude (in volts) of the generated signal? (<text:span text:style-name="T1">Hint: Use Measure Option and set the desired measurement quantities for the connected channel)</text:span> (PostLab Q1) </text:p>
      <text:p text:style-name="P1"/>
      <text:p text:style-name="P1"/>
      <text:p text:style-name="P1">5. What is the DC offset (in volts) of the signal? (PostLab Q2) </text:p>
      <text:p text:style-name="P1"/>
      <text:p text:style-name="P1"/>
      <text:p text:style-name="P1">6. What is the frequency (in kHz) of the generated periodic signal? (PostLab Q3) </text:p>
      <text:p text:style-name="P1"/>
      <text:p text:style-name="P1"/>
      <text:p text:style-name="P1">7. What is the execution speed (in kHz) of one iteration of the ’while’ loop ? (Hint: Take the measured frequency of the sinusoid and combine this information with the sample number of the oscillation that you can find in the code) (PostLab Q4) </text:p>
      <text:p text:style-name="P1"/>
      <text:p text:style-name="P1"/>
      <text:p text:style-name="P1">8. What is the minimum and maximum amplitudes of the generated signal? Consequently what is the output voltage range and voltage resolution of the DAC? (PostLab Q5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Carlito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dc:date>2023-03-20T10:07:12.763034965</dc:date>
    <meta:editing-duration>PT2M5S</meta:editing-duration>
    <meta:editing-cycles>1</meta:editing-cycles>
    <meta:document-statistic meta:table-count="0" meta:image-count="0" meta:object-count="0" meta:page-count="1" meta:paragraph-count="5" meta:word-count="126" meta:character-count="738" meta:non-whitespace-character-count="612"/>
    <meta:generator>Collabora_Office/6.4.10.62$Linux_X86_64 LibreOffice_project/7d91873bfb354e0956f0eff5ade0770647f26421</meta:generator>
  </office:meta>
</office:document-meta>
</file>